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, sans-serif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5.659cm"/>
    </style:style>
    <style:style style:name="Tabelle1.B" style:family="table-column">
      <style:table-column-properties style:column-width="5.623cm"/>
    </style:style>
    <style:style style:name="Tabelle1.C" style:family="table-column">
      <style:table-column-properties style:column-width="5.719cm"/>
    </style:style>
    <style:style style:name="Tabelle1.A1" style:family="table-cell">
      <style:table-cell-properties style:vertical-align="middle" fo:background-color="#f8fafd" fo:padding-left="0.318cm" fo:padding-right="0.318cm" fo:padding-top="0.212cm" fo:padding-bottom="0.212cm" fo:border="0.75pt solid #000000">
        <style:background-image/>
      </style:table-cell-properties>
    </style:style>
    <style:style style:name="P1" style:family="paragraph" style:parent-style-name="Heading_20_1">
      <style:paragraph-properties fo:margin-left="0cm" fo:margin-right="0cm" fo:margin-top="0.212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24pt" fo:font-style="normal" style:text-underline-style="none" fo:font-weight="bold" style:text-blinking="false" fo:background-color="transparent"/>
    </style:style>
    <style:style style:name="P2" style:family="paragraph" style:parent-style-name="Heading_20_2">
      <style:paragraph-properties fo:margin-left="0cm" fo:margin-right="0cm" fo:margin-top="0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8pt" fo:font-style="normal" style:text-underline-style="none" fo:font-weight="bold" style:text-blinking="false" fo:background-color="transparent"/>
    </style:style>
    <style:style style:name="P3" style:family="paragraph" style:parent-style-name="Heading_20_3">
      <style:paragraph-properties fo:margin-left="0cm" fo:margin-right="0cm" fo:margin-top="0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4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.423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cm" fo:margin-right="0cm" fo:margin-top="0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6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7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8" style:family="paragraph" style:parent-style-name="Horizontal_20_Line">
      <style:paragraph-properties fo:margin-top="0.212cm" fo:margin-bottom="0.212cm" style:contextual-spacing="false" fo:line-height="137%" style:writing-mode="lr-tb"/>
    </style:style>
    <style:style style:name="P9" style:family="paragraph" style:parent-style-name="Heading_20_3">
      <style:paragraph-properties fo:margin-left="0cm" fo:margin-right="0cm" fo:margin-top="0.212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4pt" fo:font-style="normal" style:text-underline-style="none" fo:font-weight="bold" style:text-blinking="false" fo:background-color="transparent"/>
    </style:style>
    <style:style style:name="P10" style:family="paragraph" style:parent-style-name="Heading_20_4">
      <style:paragraph-properties fo:margin-left="0cm" fo:margin-right="0cm" fo:margin-top="0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2pt" fo:font-style="normal" style:text-underline-style="none" fo:font-weight="bold" style:text-blinking="false" fo:background-color="transparent"/>
    </style:style>
    <style:style style:name="P11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12" style:family="paragraph" style:parent-style-name="Text_20_body" style:list-style-name="L3">
      <loext:graphic-properties draw:fill="none" draw:fill-color="#ffffff"/>
      <style:paragraph-properties fo:margin-left="0.26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3" style:family="paragraph" style:parent-style-name="Text_20_body" style:list-style-name="L4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14" style:family="paragraph" style:parent-style-name="Text_20_body" style:list-style-name="L5">
      <loext:graphic-properties draw:fill="none" draw:fill-color="#ffffff"/>
      <style:paragraph-properties fo:margin-left="0.26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5" style:family="paragraph" style:parent-style-name="Text_20_body" style:list-style-name="L6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16" style:family="paragraph" style:parent-style-name="Text_20_body" style:list-style-name="L7">
      <loext:graphic-properties draw:fill="none" draw:fill-color="#ffffff"/>
      <style:paragraph-properties fo:margin-left="0.265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7" style:family="paragraph" style:parent-style-name="Heading_20_4">
      <style:paragraph-properties fo:margin-left="0cm" fo:margin-right="0cm" fo:margin-top="0.423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2pt" fo:font-style="normal" style:text-underline-style="none" fo:font-weight="bold" style:text-blinking="false" fo:background-color="transparent"/>
    </style:style>
    <style:style style:name="P18" style:family="paragraph" style:parent-style-name="Text_20_body" style:list-style-name="L8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19" style:family="paragraph" style:parent-style-name="Text_20_body" style:list-style-name="L9">
      <loext:graphic-properties draw:fill="none" draw:fill-color="#ffffff"/>
      <style:paragraph-properties fo:margin-left="0.26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0" style:family="paragraph" style:parent-style-name="Text_20_body" style:list-style-name="L10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21" style:family="paragraph" style:parent-style-name="Text_20_body" style:list-style-name="L11">
      <loext:graphic-properties draw:fill="none" draw:fill-color="#ffffff"/>
      <style:paragraph-properties fo:margin-left="0.26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2" style:family="paragraph" style:parent-style-name="Text_20_body" style:list-style-name="L12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23" style:family="paragraph" style:parent-style-name="Text_20_body" style:list-style-name="L13">
      <loext:graphic-properties draw:fill="none" draw:fill-color="#ffffff"/>
      <style:paragraph-properties fo:margin-left="0.26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4" style:family="paragraph" style:parent-style-name="Text_20_body" style:list-style-name="L14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25" style:family="paragraph" style:parent-style-name="Text_20_body" style:list-style-name="L15">
      <loext:graphic-properties draw:fill="none" draw:fill-color="#ffffff"/>
      <style:paragraph-properties fo:margin-left="0.265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6" style:family="paragraph" style:parent-style-name="Text_20_body">
      <style:paragraph-properties fo:margin-left="0cm" fo:margin-right="0cm" fo:margin-top="0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16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8" style:family="paragraph" style:parent-style-name="Text_20_body" style:list-style-name="L16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9" style:family="paragraph" style:parent-style-name="Text_20_body" style:list-style-name="L17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0" style:family="paragraph" style:parent-style-name="Text_20_body" style:list-style-name="L17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1" style:family="paragraph" style:parent-style-name="Text_20_body">
      <style:paragraph-properties fo:margin-left="0cm" fo:margin-right="0cm" fo:margin-top="0cm" fo:margin-bottom="0.212cm" style:contextual-spacing="false" fo:line-height="137%" fo:text-indent="0cm" style:auto-text-indent="false" style:writing-mode="lr-tb"/>
      <style:text-properties fo:font-weight="normal"/>
    </style:style>
    <style:style style:name="P32" style:family="paragraph" style:parent-style-name="Text_20_body" style:list-style-name="L18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3" style:family="paragraph" style:parent-style-name="Text_20_body" style:list-style-name="L18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4" style:family="paragraph" style:parent-style-name="Text_20_body" style:list-style-name="L19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5" style:family="paragraph" style:parent-style-name="Text_20_body" style:list-style-name="L19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6" style:family="paragraph" style:parent-style-name="Text_20_body" style:list-style-name="L20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7" style:family="paragraph" style:parent-style-name="Text_20_body" style:list-style-name="L20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8" style:family="paragraph" style:parent-style-name="Text_20_body" style:list-style-name="L21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9" style:family="paragraph" style:parent-style-name="Text_20_body" style:list-style-name="L21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0" style:family="paragraph" style:parent-style-name="Table_20_Contents">
      <style:paragraph-properties fo:margin-left="0cm" fo:margin-right="0cm" fo:margin-top="0.212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41" style:family="paragraph" style:parent-style-name="Table_20_Contents">
      <style:paragraph-properties fo:margin-left="0cm" fo:margin-right="0cm" fo:margin-top="0.212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T1" style:family="text">
      <style:text-properties fo:color="#1f1f1f" loext:opacity="100%" style:font-name="Google Sans Text" fo:font-weight="bold" fo:background-color="transparent" loext:char-shading-value="0"/>
    </style:style>
    <style:style style:name="T2" style:family="text">
      <style:text-properties fo:color="#1f1f1f" loext:opacity="100%" fo:background-color="transparent" loext:char-shading-value="0"/>
    </style:style>
    <style:style style:name="T3" style:family="text">
      <style:text-properties fo:color="#1f1f1f" loext:opacity="100%" style:font-name="Google Sans Text" fo:background-color="transparent" loext:char-shading-value="0"/>
    </style:style>
    <style:style style:name="T4" style:family="text"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waterfall</text:h>
      <text:h text:style-name="P2" text:outline-level="2">Hochperformante Spektralanalyse und PNG-Visualisierung</text:h>
      <text:h text:style-name="P3" text:outline-level="3">1. Systemarchitektur &amp; Kernkonzept</text:h>
      <text:p text:style-name="P4">waterfall ist als spezialisierte DSP-Pipeline (Digital Signal Processing) konzipiert, die zeitdiskrete komplexe Abtastwerte (IQ-Daten) in den Frequenzbereich transformiert. Das Hauptziel ist die Erzeugung einer visuellen Repräsentation der spektralen Leistungsdichte über die Zeit.</text:p>
      <text:p text:style-name="P5">Architektur-Eigenschaften:</text:p>
      <text:list text:style-name="L1">
        <text:list-item>
          <text:p text:style-name="P6"><text:span text:style-name="T1">Speichereffizienz:</text:span><text:span text:style-name="T2"> </text:span><text:span text:style-name="T3">Das Programm nutzt eine hierarchische Struktur (IMAGE -&gt; IMAGELINE), um Bilddaten effizient im RAM zu verwalten. Dies erlaubt die Verarbeitung extrem großer Datensätze, ohne den Kernel-Cache zu überlasten.</text:span></text:p>
        </text:list-item>
        <text:list-item>
          <text:p text:style-name="P6"><text:span text:style-name="T1">Modulare Abstraktion:</text:span><text:span text:style-name="T2"> </text:span><text:span text:style-name="T3">Durch die Nutzung der osi-Library (Operating System Interface) ist das Programm weitgehend unabhängig vom zugrunde liegenden Betriebssystem und kann sowohl Dateisystem-basierte IQ-Daten als auch Live-Streams via Pipes verarbeiten.</text:span></text:p>
        </text:list-item>
        <text:list-item>
          <text:p text:style-name="P7"><text:span text:style-name="T1">Deterministisches Timing:</text:span><text:span text:style-name="T2"> </text:span><text:span text:style-name="T3">Die Verwendung von waterfall_CLOCKJUMP stellt sicher, dass zeitliche Lücken im Eingangsstrom erkannt werden und das Spektrogramm korrekt synchronisiert bleibt.</text:span></text:p>
        </text:list-item>
      </text:list>
      <text:p text:style-name="P8"/>
      <text:h text:style-name="P9" text:outline-level="3">2. Detaillierte Parameter-Dokumentation (Experten-Level)</text:h>
      <text:p text:style-name="P4">Die Steuerung von waterfall erfolgt über Kommandozeilenargumente, die die FFT-Auflösung, die visuelle Aufbereitung und das Dateihandling beeinflussen.</text:p>
      <text:h text:style-name="P10" text:outline-level="4">Eingabe- und Geometrie-Parameter</text:h>
      <text:list text:style-name="L2">
        <text:list-item>
          <text:p text:style-name="P11">-i &lt;file&gt; (Input):</text:p>
        </text:list-item>
      </text:list>
      <text:list text:style-name="L3">
        <text:list-item>
          <text:p text:style-name="P12"><text:span text:style-name="T1">Expert:</text:span><text:span text:style-name="T2"> </text:span><text:span text:style-name="T3">Akzeptiert Rohdaten im IQ-Format. Die Breite des Datenstroms (8-Bit, 16-Bit oder Float) wird oft über zusätzliche Flags oder die Dateigröße bestimmt.</text:span></text:p>
        </text:list-item>
      </text:list>
      <text:list text:style-name="L4">
        <text:list-item>
          <text:p text:style-name="P13">-x &lt;width&gt; (FFT-Größe / Bildbreite):</text:p>
        </text:list-item>
      </text:list>
      <text:list text:style-name="L5">
        <text:list-item>
          <text:p text:style-name="P14"><text:span text:style-name="T1">Expert:</text:span><text:span text:style-name="T2"> </text:span><text:span text:style-name="T3">Definiert die Anzahl der Frequenz-Bins. Dieser Wert muss für die klassische Radix-2 FFT eine Potenz von 2 sein (z.B. 1024, 2048, 4096). Ein größerer Wert erhöht die Frequenzauflösung ($\Delta f$), verringert aber die zeitliche Auflösung bei konstanter Samplingrate.</text:span></text:p>
        </text:list-item>
      </text:list>
      <text:list text:style-name="L6">
        <text:list-item>
          <text:p text:style-name="P15">-y &lt;height&gt; (Bildhöhe / Puffer):</text:p>
        </text:list-item>
      </text:list>
      <text:list text:style-name="L7">
        <text:list-item>
          <text:p text:style-name="P16"><text:span text:style-name="T1">Expert:</text:span><text:span text:style-name="T2"> </text:span><text:span text:style-name="T3">Bestimmt, wie viele Zeilen (Zeitabschnitte) im Speicher gehalten oder in die finale PNG geschrieben werden.</text:span></text:p>
        </text:list-item>
      </text:list>
      <text:h text:style-name="P17" text:outline-level="4"><text:soft-page-break/>Visualisierung &amp; Dynamik</text:h>
      <text:list text:style-name="L8">
        <text:list-item>
          <text:p text:style-name="P18">-r &lt;n&gt; (Rolling Mode):</text:p>
        </text:list-item>
      </text:list>
      <text:list text:style-name="L9">
        <text:list-item>
          <text:p text:style-name="P19"><text:span text:style-name="T1">Expert:</text:span><text:span text:style-name="T2"> </text:span><text:span text:style-name="T3">Aktiviert den "endlosen" Modus. Nach jeweils n Zeilen wird das Bild (imagefn) aktualisiert. Dies ist essentiell für Live-Monitoring-Systeme.</text:span></text:p>
        </text:list-item>
      </text:list>
      <text:list text:style-name="L10">
        <text:list-item>
          <text:p text:style-name="P20">-g &lt;gain&gt; (Magnitude Scaling):</text:p>
        </text:list-item>
      </text:list>
      <text:list text:style-name="L11">
        <text:list-item>
          <text:p text:style-name="P21"><text:span text:style-name="T1">Expert:</text:span><text:span text:style-name="T2"> </text:span><text:span text:style-name="T3">Multiplikator für die berechneten Amplitudenwerte vor der Indexierung der Farbpalette. Dies steuert den Kontrast des Wasserfalls.</text:span></text:p>
        </text:list-item>
      </text:list>
      <text:list text:style-name="L12">
        <text:list-item>
          <text:p text:style-name="P22">-b &lt;level&gt; (Black Level / Offset):</text:p>
        </text:list-item>
      </text:list>
      <text:list text:style-name="L13">
        <text:list-item>
          <text:p text:style-name="P23"><text:span text:style-name="T1">Expert:</text:span><text:span text:style-name="T2"> </text:span><text:span text:style-name="T3">Subtrahiert einen konstanten Wert vom Amplituden-Logarithmus, um das Grundrauschen (Noise Floor) auszublenden und schwache Signale hervorzuheben.</text:span></text:p>
        </text:list-item>
      </text:list>
      <text:list text:style-name="L14">
        <text:list-item>
          <text:p text:style-name="P24">-p &lt;palette_file&gt;:</text:p>
        </text:list-item>
      </text:list>
      <text:list text:style-name="L15">
        <text:list-item>
          <text:p text:style-name="P25"><text:span text:style-name="T1">Expert:</text:span><text:span text:style-name="T2"> </text:span><text:span text:style-name="T3">Lädt eine benutzerdefinierte CLUT (Color Look-Up Table). Das Programm mappt die 32-Bit Float-Leistungswerte auf einen 8-Bit Palettenindex (0-255).</text:span></text:p>
        </text:list-item>
      </text:list>
      <text:p text:style-name="P8"/>
      <text:h text:style-name="P9" text:outline-level="3">3. Die Signalverarbeitungskette: Vom Sample zum Pixel</text:h>
      <text:p text:style-name="P4">Der Prozess der Wasserfall-Erzeugung ist mathematisch intensiv und folgt einer strikten Abfolge:</text:p>
      <text:h text:style-name="P10" text:outline-level="4">Schritt 1: IQ-Akquisition und Fensterung</text:h>
      <text:p text:style-name="P4">Die komplexen Eingangsdaten $z(t) = I(t) + jQ(t)$ werden blockweise eingelesen. Um spektrale Leckeffekte (Spectral Leakage) zu minimieren, wird auf jeden Block eine Fensterfunktion angewendet (z.B. Hann- oder Hamming-Fenster). Dies dämpft die Diskontinuitäten an den Blockgrenzen.</text:p>
      <text:h text:style-name="P10" text:outline-level="4">Schritt 2: Fast Fourier Transform (FFT)</text:h>
      <text:p text:style-name="P26">Das Programm nutzt eine hochoptimierte FFT-Implementierung. Da die Eingangsdaten komplex sind, ist das resultierende Spektrum asymmetrisch (deckt den Bereich von $-f_s/2$ bis $+f_s/2$ ab).</text:p>
      <text:list text:style-name="L16">
        <text:list-item>
          <text:p text:style-name="P27"><text:span text:style-name="T1">Algorithmus:</text:span><text:span text:style-name="T2"> </text:span><text:span text:style-name="T3">Radix-2 Decimation-in-Time (DIT).</text:span></text:p>
        </text:list-item>
        <text:list-item>
          <text:p text:style-name="P28"><text:span text:style-name="T1">Komplexität:</text:span><text:span text:style-name="T2"> </text:span><text:span text:style-name="T3">$O(N \log N)$, wobei $N$ die FFT-Breite ist.</text:span></text:p>
        </text:list-item>
      </text:list>
      <text:h text:style-name="P17" text:outline-level="4">Schritt 3: Magnitude-Berechnung und Logarithmierung</text:h>
      <text:p text:style-name="P4">Für jeden Frequenz-Bin wird die Leistung $P$ berechnet:</text:p>
      <text:p text:style-name="P4">$P = I_{freq}^2 + Q_{freq}^2$</text:p>
      <text:p text:style-name="P4">Um den enormen Dynamikumfang von Funksignalen (oft $&gt; 80 \text{ dB}$) auf einem Monitor darstellbar zu machen, erfolgt eine logarithmische Transformation:</text:p>
      <text:p text:style-name="P4">$Value = \text{gain} \cdot \log_{10}(P) - \text{offset}$</text:p>
      <text:h text:style-name="P10" text:outline-level="4"><text:soft-page-break/>Schritt 4: Peak- und Median-Filterung</text:h>
      <text:p text:style-name="P26">Wie im Quellcode-Ausschnitt zu sehen (imageline), führt waterfall statistische Operationen über die Spektrallinien durch:</text:p>
      <text:list text:style-name="L17">
        <text:list-item>
          <text:p text:style-name="P29"><text:span text:style-name="T1">Peak-Detektion:</text:span><text:span text:style-name="T2"> </text:span><text:span text:style-name="T3">Hält die Maximalwerte pro Bin fest, um transiente Signale (Bursts) sichtbar zu machen.</text:span></text:p>
        </text:list-item>
        <text:list-item>
          <text:p text:style-name="P30"><text:span text:style-name="T1">Median-Filterung:</text:span><text:span text:style-name="T2"> </text:span><text:span text:style-name="T3">Hilft dabei, breitbandiges Rauschen zu glätten und schmalbandige Träger besser vom Hintergrund abzuheben.</text:span></text:p>
        </text:list-item>
      </text:list>
      <text:p text:style-name="P8"/>
      <text:h text:style-name="P9" text:outline-level="3">4. Mathematische Grundlagen &amp; Implementierungsdetails</text:h>
      <text:h text:style-name="P10" text:outline-level="4">FFT-Struktur</text:h>
      <text:p text:style-name="P4">Das Programm definiert eine Complex-Struktur mit float Re und float Im. Die FFT-Berechnung erfolgt in-place, was bedeutet, dass der Speicher für die Eingangsdaten direkt für die Ergebnisse verwendet wird, um Cache-Misses zu minimieren.</text:p>
      <text:h text:style-name="P10" text:outline-level="4">PNG-Generierung (pngwritepalette)</text:h>
      <text:p text:style-name="P31"><text:span text:style-name="T4">Die Visualisierung erfolgt nicht als True-Color-Bild, sondern als </text:span><text:span text:style-name="T5">indiziertes PNG</text:span><text:span text:style-name="T4">.</text:span></text:p>
      <text:list text:style-name="L18">
        <text:list-item>
          <text:p text:style-name="P32"><text:span text:style-name="T1">Vorteil:</text:span><text:span text:style-name="T2"> </text:span><text:span text:style-name="T3">Drastische Reduktion der Dateigröße und schnellere Kompression.</text:span></text:p>
        </text:list-item>
        <text:list-item>
          <text:p text:style-name="P33"><text:span text:style-name="T1">Expert:</text:span><text:span text:style-name="T2"> </text:span><text:span text:style-name="T3">Die Palette wird so gewählt, dass kalte Farben (Blau/Schwarz) niedrigem SNR und warme Farben (Gelb/Rot/Weiß) hohem SNR entsprechen.</text:span></text:p>
        </text:list-item>
      </text:list>
      <text:h text:style-name="P17" text:outline-level="4">Rolling-Buffer Mechanismus</text:h>
      <text:p text:style-name="P4">Im roll-Modus wird das Bild permanent nach oben verschoben. Intern wird dies oft durch einen Ringpuffer-Index gelöst, sodass nicht das gesamte Bild im RAM kopiert werden muss, sondern nur die Zeiger auf die IMAGELINE-Strukturen rotiert werden. Dies ist eine klassische $O(1)$ Operation für die Verschiebung.</text:p>
      <text:p text:style-name="P8"/>
      <text:h text:style-name="P9" text:outline-level="3">5. Input &amp; Output Spezifikationen</text:h>
      <text:h text:style-name="P10" text:outline-level="4">Input</text:h>
      <text:list text:style-name="L19">
        <text:list-item>
          <text:p text:style-name="P34"><text:span text:style-name="T1">Abtastrate ($f_s$):</text:span><text:span text:style-name="T2"> </text:span><text:span text:style-name="T3">Muss dem Programm bekannt sein (via Parameter), um die Zeitachse korrekt zu skalieren.</text:span></text:p>
        </text:list-item>
        <text:list-item>
          <text:p text:style-name="P34"><text:span text:style-name="T1">Format:</text:span><text:span text:style-name="T2"> </text:span><text:span text:style-name="T3">Typischerweise complex float (8 Bytes pro Sample) oder complex int16 (4 Bytes pro Sample).</text:span></text:p>
        </text:list-item>
        <text:list-item>
          <text:p text:style-name="P35"><text:span text:style-name="T1">Stream-Handling:</text:span><text:span text:style-name="T2"> </text:span><text:span text:style-name="T3">Unterstützung für asynchrone Eingabe via FIFOs (Named Pipes).</text:span></text:p>
        </text:list-item>
      </text:list>
      <text:h text:style-name="P17" text:outline-level="4"><text:soft-page-break/>Output</text:h>
      <text:list text:style-name="L20">
        <text:list-item>
          <text:p text:style-name="P36"><text:span text:style-name="T1">Format:</text:span><text:span text:style-name="T2"> </text:span><text:span text:style-name="T3">Standard PNG (Portable Network Graphics).</text:span></text:p>
        </text:list-item>
        <text:list-item>
          <text:p text:style-name="P37"><text:span text:style-name="T1">Metadaten:</text:span><text:span text:style-name="T2"> </text:span><text:span text:style-name="T3">Oft werden Zeitstempel in den Dateinamen oder als Text-Overlay in das Bild integriert, basierend auf aprsstr_CLOCKJUMP.</text:span></text:p>
        </text:list-item>
      </text:list>
      <text:p text:style-name="P8"/>
      <text:h text:style-name="P9" text:outline-level="3">6. Performance-Optimierung für Experten</text:h>
      <text:list text:style-name="L21">
        <text:list-item>
          <text:p text:style-name="P38"><text:span text:style-name="T1">SIMD-Potenzial:</text:span><text:span text:style-name="T2"> </text:span><text:span text:style-name="T3">Die FFT-Schleifen sind so strukturiert, dass moderne Compiler sie mittels SSE/AVX-Befehlssätzen vektorisieren können.</text:span></text:p>
        </text:list-item>
        <text:list-item>
          <text:p text:style-name="P38"><text:span text:style-name="T1">Multithreading:</text:span><text:span text:style-name="T2"> </text:span><text:span text:style-name="T3">Während die FFT pro Zeile seriell erfolgt, kann die Vorbereitung der nächsten Zeile (Fensterung) und die Kompression der vorherigen Zeile (PNG-Write) parallelisiert werden.</text:span></text:p>
        </text:list-item>
        <text:list-item>
          <text:p text:style-name="P39"><text:span text:style-name="T1">Fixed-Point vs. Floating-Point:</text:span><text:span text:style-name="T2"> </text:span><text:span text:style-name="T3">waterfall nutzt primär Floats für die FFT, um eine hohe Präzision bei der Berechnung des Logarithmus zu gewährleisten, was für die Detektion von Signalen knapp über dem Rauschteppich entscheidend ist.</text:span></text:p>
        </text:list-item>
      </text:list>
      <text:p text:style-name="P8"/>
      <text:h text:style-name="P9" text:outline-level="3">7. Profi-Fehlersuche (Troubleshooting)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0">Symptom</text:p>
          </table:table-cell>
          <table:table-cell table:style-name="Tabelle1.A1" office:value-type="string">
            <text:p text:style-name="P40">Mögliche Ursache</text:p>
          </table:table-cell>
          <table:table-cell table:style-name="Tabelle1.A1" office:value-type="string">
            <text:p text:style-name="P40">Experten-Lösung</text:p>
          </table:table-cell>
        </table:table-row>
        <table:table-row>
          <table:table-cell table:style-name="Tabelle1.A1" office:value-type="string">
            <text:p text:style-name="P40">Vertikale Linien in der Mitte</text:p>
          </table:table-cell>
          <table:table-cell table:style-name="Tabelle1.A1" office:value-type="string">
            <text:p text:style-name="P41">DC-Offset der Hardware</text:p>
          </table:table-cell>
          <table:table-cell table:style-name="Tabelle1.A1" office:value-type="string">
            <text:p text:style-name="P41">Software-DC-Removal aktivieren oder -b (Offset) anpassen.</text:p>
          </table:table-cell>
        </table:table-row>
        <table:table-row>
          <table:table-cell table:style-name="Tabelle1.A1" office:value-type="string">
            <text:p text:style-name="P40">Verschwommenes Spektrum</text:p>
          </table:table-cell>
          <table:table-cell table:style-name="Tabelle1.A1" office:value-type="string">
            <text:p text:style-name="P41">Falsche Fensterfunktion</text:p>
          </table:table-cell>
          <table:table-cell table:style-name="Tabelle1.A1" office:value-type="string">
            <text:p text:style-name="P41">Code prüfen, ob Hann oder Rectangular aktiv ist; FFT-Größe -x erhöhen.</text:p>
          </table:table-cell>
        </table:table-row>
        <table:table-row>
          <table:table-cell table:style-name="Tabelle1.A1" office:value-type="string">
            <text:p text:style-name="P40">Aliasing-Effekte</text:p>
          </table:table-cell>
          <table:table-cell table:style-name="Tabelle1.A1" office:value-type="string">
            <text:p text:style-name="P41">Unterabtastung (Nyquist verletzt)</text:p>
          </table:table-cell>
          <table:table-cell table:style-name="Tabelle1.A1" office:value-type="string">
            <text:p text:style-name="P41">Samplingrate am SDR-Frontend (sdrtest) erhöhen.</text:p>
          </table:table-cell>
        </table:table-row>
        <table:table-row>
          <table:table-cell table:style-name="Tabelle1.A1" office:value-type="string">
            <text:p text:style-name="P40">PNG-Schreibfehler</text:p>
          </table:table-cell>
          <table:table-cell table:style-name="Tabelle1.A1" office:value-type="string">
            <text:p text:style-name="P41">Disk-I/O Engpass bei schnellem roll</text:p>
          </table:table-cell>
          <table:table-cell table:style-name="Tabelle1.A1" office:value-type="string">
            <text:p text:style-name="P41">RAM-Disk für die Ausgabe verwenden (/dev/shm).</text:p>
          </table:table-cell>
        </table:table-row>
      </table:table>
      <text:p text:style-name="P8"/>
      <text:h text:style-name="P9" text:outline-level="3"><text:soft-page-break/>Fazit</text:h>
      <text:p text:style-name="P4">waterfall ist ein hochoptimiertes Werkzeug, das die Brücke zwischen roher Signalverarbeitung und menschlicher Wahrnehmung schlägt. Durch die konsequente Nutzung von effizienten Datenstrukturen und mathematisch sauberen Transformationen ermöglicht es eine Echtzeit-Spektralanalyse, die selbst auf leistungsschwacher Hardware flüssig läuft. Es ist das ideale Werkzeug für Langzeit-Beobachtungen (z.B. Meteor-Scatter, Satelliten-Beacons oder Radiosonden-Überwachung), bei denen Stabilität und Ressourcenverbrauch kritische Faktoren sind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, sans-serif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5T18:44:57.736495500</meta:creation-date>
    <dc:date>2026-01-25T18:47:12.540448100</dc:date>
    <meta:editing-duration>PT2M15S</meta:editing-duration>
    <meta:editing-cycles>1</meta:editing-cycles>
    <meta:document-statistic meta:table-count="1" meta:image-count="0" meta:object-count="0" meta:page-count="5" meta:paragraph-count="83" meta:word-count="938" meta:character-count="7302" meta:non-whitespace-character-count="6476"/>
    <meta:generator>LibreOffice/25.8.4.2$Windows_X86_64 LibreOffice_project/290daaa01b999472f0c7a3890eb6a550fd74c6df</meta:generator>
  </office:meta>
</office:document-meta>
</file>